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StrLookup.MapStrLooku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Lookup.systemProperties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Lookup.mapLooku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Lookup.Str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StrLookup.lookup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Lookup.none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